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ctores:</text:span></text:p>
      <text:p text:style-name="P1"><text:span text:style-name="T1"><text:tab/>- Usuario</text:span></text:p>
      <text:p text:style-name="P1"><text:span text:style-name="T1"><text:tab/>- Administrador de canal</text:span></text:p>
      <text:p text:style-name="P2"/>
      <text:p text:style-name="P1"><text:span text:style-name="T1">Objetivo:</text:span></text:p>
      <text:p text:style-name="P1"><text:span text:style-name="T1"><text:tab/> <text:s/>Se trata de una aplicacion web que tiene como objetivo que diferentes usuario que la esten utilizando puedan compartir </text:span></text:p>
      <text:p text:style-name="P1"><text:span text:style-name="T1"><text:tab/>contenido multimedia entre ellos y verlo en tiempo real o no. Esta se organiza en diferentes canales(salas) en las cuales</text:span></text:p>
      <text:p text:style-name="P1"><text:span text:style-name="T1"><text:tab/>los usuarios pueden ingresar y empezar a cagar contenido en una lista de reproduccion que se reproduce en forma de cola.</text:span></text:p>
      <text:p text:style-name="P1"><text:span text:style-name="T1"><text:tab/> <text:s/>Cada canal tiene su tematica para que los usuarios sepan que tipo de contenido se va a encontrar en el.</text:span></text:p>
      <text:p text:style-name="P1"><text:span text:style-name="T1"><text:tab/> <text:s/>La motivacion para utilizar la aplicacion es poder conocer contenido de un gusto determinado o simplemente reproducirlo</text:span></text:p>
      <text:p text:style-name="P1"><text:span text:style-name="T1"><text:tab/>en tiempo real con determinadas personas que esten interesadas. Ademas de esto existe un chat donde se puede escribir</text:span></text:p>
      <text:p text:style-name="P1"><text:span text:style-name="T1"><text:tab/>con otras personas que aparentemente tienen los mismos gustos volviendose un estilo de red social.</text:span></text:p>
      <text:p text:style-name="P2"/>
      <text:p text:style-name="P1"><text:span text:style-name="T1">User Stories:</text:span></text:p>
      <text:p text:style-name="P1"><text:span text:style-name="T1"><text:tab/>- Como usuario quiero tener un nombre para ser identificable</text:span></text:p>
      <text:p text:style-name="P1"><text:span text:style-name="T1"><text:tab/>- Como usuario quiero crear un canal publico para que pueda entrar cualquier usuario</text:span></text:p>
      <text:p text:style-name="P1"><text:span text:style-name="T1"><text:tab/>- Como usuario quiero crear un canal privado para estar con cierto grupo de personas</text:span></text:p>
      <text:p text:style-name="P1"><text:span text:style-name="T1"><text:tab/>- Como usuario quiero entrar a un canal publico para compartir contenido con diferentes usuarios</text:span></text:p>
      <text:p text:style-name="P1"><text:span text:style-name="T1"><text:tab/>- Como usuario quiero entrar en un canal privado con una contraseña para compartir contenido con diferentes usuarios</text:span></text:p>
      <text:p text:style-name="P1"><text:span text:style-name="T1"><text:tab/>- Como usuario quiero salir de un canal porque deseo ingresar a otro</text:span></text:p>
      <text:p text:style-name="P1"><text:span text:style-name="T1"><text:tab/>- Como usuario quiero poner contenido multimedia en la lista de reproduccion para compartir con otros usuarios del canal</text:span></text:p>
      <text:p text:style-name="P1"><text:span text:style-name="T1"><text:tab/>- Como usuario quiero controlar el volumen del contenido en un canal para bajarlo o subirlo segun mi gusto</text:span></text:p>
      <text:p text:style-name="P1"><text:span text:style-name="T1"><text:tab/>- Como usuario quiero ver el contenido en tiempo real para estar coordinado con los otros usuarios</text:span></text:p>
      <text:p text:style-name="P1"><text:span text:style-name="T1"><text:tab/>- Como usuario quiero ver contenido que ya se haya reproducido dentro del canal porque me parecio interesante</text:span></text:p>
      <text:p text:style-name="P1"><text:span text:style-name="T1"><text:tab/>- Como usuario quiero poder chatear con otros usuarios para poder comunicarme con ellos</text:span></text:p>
      <text:p text:style-name="P1"><text:soft-page-break/><text:span text:style-name="T1"><text:tab/>- Como usuario quiero iniciar una votacion para censurar un contenido porque no entra en la tematica del canal</text:span></text:p>
      <text:p text:style-name="P1"><text:span text:style-name="T1"><text:tab/>- Como usuario quiero votar sobre la censura de un contenido porque me agrada la democracia</text:span></text:p>
      <text:p text:style-name="P1"><text:span text:style-name="T1"><text:tab/>- Como usuario quiero iniciar una votacion para expulsar a otro usuario de la sala porque publica contenido inapropiado</text:span></text:p>
      <text:p text:style-name="P1"><text:span text:style-name="T1"><text:tab/>- Como usuario quiero votar sobre la expulsion de otro usuario porque quiero dar mi opinion sobre su accionar</text:span></text:p>
      <text:p text:style-name="P1"><text:span text:style-name="T1"><text:tab/>- Como adminisitrador quiero poner un nombre a mi canal para identificarlo</text:span></text:p>
      <text:p text:style-name="P1"><text:span text:style-name="T1"><text:tab/>- Como administrador quiero poner una tematica opcional a mi canal para dar a entender a los demas usuarios de que se trata</text:span></text:p>
      <text:p text:style-name="P1"><text:span text:style-name="T1"><text:tab/>- Como administrador quiero poder expulsar un usuario del canal porque considero que el contenido que aporta no va con la tematica</text:span></text:p>
      <text:p text:style-name="P1"><text:span text:style-name="T1"><text:tab/>- Como adminisitrador quiero censurar contenido porque no va acorde a la tematica del canal</text:span></text:p>
      <text:p text:style-name="P1"><text:span text:style-name="T1"><text:tab/>- Como adminisitrador quiero realizar las mismas acciones que un usuario porque somos todos iguales</text:span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473" meta:character-count="2870" meta:non-whitespace-character-count="2392"/>
    <meta:generator>LibreOfficeDev/6.0.5.2$Linux_X86_64 LibreOffice_project/</meta:generator>
  </office:meta>
</office:document-meta>
</file>